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1" svg:font-family="'DejaVu Sans'" style:font-pitch="variable"/>
    <style:font-face style:name="Roboto Condensed" svg:font-family="'Roboto Condensed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0.598cm" fo:min-width="2.028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381cm" fo:min-width="2.952cm" fo:padding-top="0.139cm" fo:padding-bottom="0.139cm" fo:padding-left="0.264cm" fo:padding-right="0.264cm"/>
    </style:style>
    <style:style style:name="gr3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0.47cm" fo:min-width="5.173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14cm" fo:min-width="0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141cm" fo:min-width="0cm" fo:padding-top="0.139cm" fo:padding-bottom="0.139cm" fo:padding-left="0.264cm" fo:padding-right="0.264cm"/>
    </style:style>
    <style:style style:name="gr6" style:family="graphic" style:parent-style-name="standard">
      <style:graphic-properties draw:stroke="solid" draw:stroke-dash="Ultrafine_20_Dashed" svg:stroke-width="0.028cm" svg:stroke-color="#000000" draw:marker-start-width="0.242cm" draw:marker-end-width="0.242cm" draw:fill="none" draw:textarea-horizontal-align="justify" draw:textarea-vertical-align="middle" draw:auto-grow-height="false" fo:min-height="0.14cm" fo:min-width="0cm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14cm" fo:min-width="0cm" fo:padding-top="0.139cm" fo:padding-bottom="0.139cm" fo:padding-left="0.264cm" fo:padding-right="0.264cm"/>
    </style:style>
    <style:style style:name="gr8" style:family="graphic" style:parent-style-name="standard">
      <style:graphic-properties draw:stroke="none" svg:stroke-color="#000000" draw:fill="none" draw:fill-color="#ffffff" fo:min-height="0.462cm"/>
    </style:style>
    <style:style style:name="gr9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141cm" fo:min-width="0cm" fo:padding-top="0.139cm" fo:padding-bottom="0.139cm" fo:padding-left="0.264cm" fo:padding-right="0.264cm"/>
    </style:style>
    <style:style style:name="gr10" style:family="graphic" style:parent-style-name="objectwithoutfill">
      <style:graphic-properties svg:stroke-width="0.028cm" svg:stroke-color="#000000" draw:marker-start-width="0.242cm" draw:marker-end="Symmetric_20_Arrow" draw:marker-end-width="0.342cm" draw:fill="solid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5.164cm" fo:min-width="27.106cm" fo:padding-top="0.165cm" fo:padding-bottom="0.165cm" fo:padding-left="0.29cm" fo:padding-right="0.29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351cm" fo:min-width="27.152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6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1.416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6.023cm" fo:min-width="3.811cm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solid" draw:fill-color="#333333" draw:textarea-horizontal-align="justify" draw:textarea-vertical-align="middle" draw:auto-grow-height="false" fo:min-height="0.386cm" fo:min-width="0cm"/>
    </style:style>
    <style:style style:name="gr17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1.941cm" fo:min-width="3.811cm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0.417cm" fo:min-width="3.811cm" fo:padding-top="0.142cm" fo:padding-bottom="0.142cm" fo:padding-left="0.267cm" fo:padding-right="0.267cm"/>
    </style:style>
    <style:style style:name="gr19" style:family="graphic" style:parent-style-name="standard">
      <style:graphic-properties draw:stroke="solid" svg:stroke-width="0.035cm" svg:stroke-color="#000000" draw:marker-start-width="0.253cm" draw:marker-end-width="0.253cm" draw:fill="solid" draw:fill-color="#cccccc" draw:textarea-horizontal-align="justify" draw:textarea-vertical-align="middle" draw:auto-grow-height="false" fo:min-height="0.559cm" fo:min-width="0.309cm" fo:padding-top="0.143cm" fo:padding-bottom="0.143cm" fo:padding-left="0.268cm" fo:padding-right="0.268cm"/>
    </style:style>
    <style:style style:name="gr20" style:family="graphic" style:parent-style-name="standard">
      <style:graphic-properties svg:stroke-width="0.035cm" svg:stroke-color="#000000" draw:marker-start="Symmetric_20_Arrow" draw:marker-start-width="0.353cm" draw:marker-end-width="0.253cm" draw:fill="solid" draw:fill-color="#cccccc" draw:textarea-vertical-align="middle" fo:padding-top="0.143cm" fo:padding-bottom="0.143cm" fo:padding-left="0.268cm" fo:padding-right="0.268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0.696cm" fo:min-width="0.827cm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5.056cm" fo:min-width="3.811cm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17cm" fo:min-width="3.811cm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17cm" fo:min-width="3.53cm" fo:padding-top="0.142cm" fo:padding-bottom="0.142cm" fo:padding-left="0.267cm" fo:padding-right="0.267cm"/>
    </style:style>
    <style:style style:name="gr25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0.47cm" fo:min-width="1.617cm"/>
    </style:style>
    <style:style style:name="gr27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0.08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2.6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2cm" fo:min-width="0cm"/>
    </style:style>
    <style:style style:name="gr31" style:family="graphic" style:parent-style-name="objectwithoutfill">
      <style:graphic-properties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887cm"/>
    </style:style>
    <style:style style:name="gr33" style:family="graphic" style:parent-style-name="standard">
      <style:graphic-properties draw:stroke="none" draw:fill-color="#cccccc" draw:textarea-horizontal-align="justify" draw:textarea-vertical-align="middle" draw:auto-grow-height="false" fo:min-height="14.355cm" fo:min-width="0.008cm"/>
    </style:style>
    <style:style style:name="gr34" style:family="graphic" style:parent-style-name="standard">
      <style:graphic-properties svg:stroke-color="#666666" draw:fill-color="#808080" draw:textarea-horizontal-align="justify" draw:textarea-vertical-align="middle" draw:auto-grow-height="false" fo:min-height="0cm" fo:min-width="6.667cm"/>
    </style:style>
    <style:style style:name="gr35" style:family="graphic" style:parent-style-name="standard">
      <style:graphic-properties draw:stroke="none" draw:fill-color="#cccccc" draw:textarea-horizontal-align="justify" draw:textarea-vertical-align="middle" draw:auto-grow-height="false" fo:min-height="22.483cm" fo:min-width="0.008cm"/>
    </style:style>
    <style:style style:name="gr36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893cm" fo:min-width="2.675cm" fo:padding-top="0.142cm" fo:padding-bottom="0.142cm" fo:padding-left="0.267cm" fo:padding-right="0.267cm"/>
    </style:style>
    <style:style style:name="gr37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859cm" fo:min-width="2.641cm" fo:padding-top="0.142cm" fo:padding-bottom="0.142cm" fo:padding-left="0.267cm" fo:padding-right="0.267cm"/>
    </style:style>
    <style:style style:name="gr38" style:family="graphic" style:parent-style-name="standard">
      <style:graphic-properties draw:stroke="solid"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1.086cm" fo:min-width="3.52cm" fo:padding-top="0.142cm" fo:padding-bottom="0.142cm" fo:padding-left="0.267cm" fo:padding-right="0.267cm"/>
    </style:style>
    <style:style style:name="gr39" style:family="graphic" style:parent-style-name="standard">
      <style:graphic-properties draw:stroke="solid" svg:stroke-width="0.035cm" svg:stroke-color="#000000" draw:marker-start-width="0.252cm" draw:marker-end-width="0.252cm" draw:fill="none" draw:fill-color="#cccccc" draw:textarea-horizontal-align="justify" draw:textarea-vertical-align="middle" draw:auto-grow-height="false" fo:min-height="0.859cm" fo:min-width="2.641cm" fo:padding-top="0.142cm" fo:padding-bottom="0.142cm" fo:padding-left="0.267cm" fo:padding-right="0.267cm"/>
    </style:style>
    <style:style style:name="gr40" style:family="graphic" style:parent-style-name="standard">
      <style:graphic-properties draw:stroke="solid" svg:stroke-width="0.035cm" svg:stroke-color="#000000" draw:marker-start-width="0.252cm" draw:marker-end-width="0.252cm" draw:fill="none" draw:fill-color="#cccccc" draw:textarea-horizontal-align="justify" draw:textarea-vertical-align="middle" draw:auto-grow-height="false" fo:min-height="0.835cm" fo:min-width="2.641cm" fo:padding-top="0.142cm" fo:padding-bottom="0.142cm" fo:padding-left="0.267cm" fo:padding-right="0.267cm"/>
    </style:style>
    <style:style style:name="gr41" style:family="graphic" style:parent-style-name="objectwithoutfill">
      <style:graphic-properties svg:stroke-width="0.035cm" svg:stroke-color="#000000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42" style:family="graphic" style:parent-style-name="objectwithoutfill">
      <style:graphic-properties svg:stroke-width="0.106cm" svg:stroke-color="#000000" draw:marker-start-width="0.358cm" draw:marker-end="Symmetric_20_Arrow" draw:marker-end-width="0.458cm" draw:fill="solid" draw:textarea-vertical-align="middle" fo:padding-top="0.177cm" fo:padding-bottom="0.177cm" fo:padding-left="0.302cm" fo:padding-right="0.302cm"/>
    </style:style>
    <style:style style:name="gr43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4" style:family="graphic" style:parent-style-name="objectwithoutfill">
      <style:graphic-properties draw:stroke="dash" draw:stroke-dash="Fine_20_Dashed" svg:stroke-width="0.035cm" svg:stroke-color="#000000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45" style:family="graphic" style:parent-style-name="standard">
      <style:graphic-properties draw:stroke="none" draw:fill="none" fo:min-height="1.161cm"/>
    </style:style>
    <style:style style:name="gr46" style:family="graphic" style:parent-style-name="standard">
      <style:graphic-properties draw:stroke="none" draw:fill="none" fo:min-height="0.93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999999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0pt"/>
    </style:style>
    <style:style style:name="P5" style:family="paragraph">
      <loext:graphic-properties draw:fill="none"/>
      <style:paragraph-properties fo:text-align="center"/>
      <style:text-properties fo:font-size="10pt" style:font-size-asian="15pt" style:font-size-complex="15pt"/>
    </style:style>
    <style:style style:name="P6" style:family="paragraph">
      <loext:graphic-properties draw:fill="none" draw:fill-color="#ffffff"/>
      <style:text-properties style:font-name="Roboto Condensed" fo:font-size="10pt" fo:font-weight="bold" style:font-weight-asian="bold" style:font-weight-complex="bold"/>
    </style:style>
    <style:style style:name="P7" style:family="paragraph">
      <loext:graphic-properties draw:fill="solid"/>
      <style:paragraph-properties fo:text-align="center"/>
      <style:text-properties fo:font-size="10pt"/>
    </style:style>
    <style:style style:name="P8" style:family="paragraph">
      <loext:graphic-properties draw:fill="none" draw:fill-color="#ffffff"/>
      <style:text-properties fo:color="#000000" style:font-name="Roboto Condensed" fo:font-size="13pt" fo:font-style="normal" fo:font-weight="bold" fo:background-color="transparent" style:font-size-asian="13pt" style:font-style-asian="normal" style:font-weight-asian="bold" style:font-size-complex="13pt" style:font-style-complex="normal" style:font-weight-complex="bold"/>
    </style:style>
    <style:style style:name="P9" style:family="paragraph">
      <loext:graphic-properties draw:fill="solid" draw:fill-color="#333333"/>
      <style:paragraph-properties fo:text-align="center"/>
    </style:style>
    <style:style style:name="P10" style:family="paragraph">
      <loext:graphic-properties draw:fill="solid" draw:fill-color="#cccccc"/>
      <style:paragraph-properties fo:text-align="center"/>
    </style:style>
    <style:style style:name="P11" style:family="paragraph">
      <loext:graphic-properties draw:fill="solid" draw:fill-color="#cccccc"/>
      <style:paragraph-properties fo:text-align="center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P12" style:family="paragraph">
      <loext:graphic-properties draw:fill="solid" draw:fill-color="#cccccc"/>
      <style:paragraph-properties fo:text-align="center"/>
      <style:text-properties style:font-name="Roboto Condensed" fo:font-weight="bold" style:font-weight-asian="bold" style:font-weight-complex="bold"/>
    </style:style>
    <style:style style:name="P13" style:family="paragraph">
      <loext:graphic-properties draw:fill="solid" draw:fill-color="#cccccc"/>
      <style:paragraph-properties fo:text-align="center"/>
      <style:text-properties style:font-name="Roboto Condensed" fo:font-size="15pt" fo:font-weight="bold" style:font-size-asian="15pt" style:font-weight-asian="bold" style:font-size-complex="15pt" style:font-weight-complex="bold"/>
    </style:style>
    <style:style style:name="P14" style:family="paragraph">
      <loext:graphic-properties draw:fill="none"/>
      <style:paragraph-properties fo:text-align="center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P15" style:family="paragraph">
      <loext:graphic-properties draw:fill="none"/>
      <style:paragraph-properties fo:text-align="center"/>
      <style:text-properties style:font-name="Roboto Condensed" fo:font-size="11pt" fo:font-weight="bold" style:font-size-asian="11pt" style:font-weight-asian="bold" style:font-size-complex="11pt" style:font-weight-complex="bold"/>
    </style:style>
    <style:style style:name="P16" style:family="paragraph">
      <loext:graphic-properties draw:fill-color="#333333"/>
      <style:paragraph-properties fo:text-align="center"/>
    </style:style>
    <style:style style:name="P17" style:family="paragraph">
      <loext:graphic-properties draw:fill="none" draw:fill-color="#ffffff"/>
      <style:text-properties fo:color="#eeeeee" style:font-name="Roboto Condensed" fo:font-size="13pt" fo:font-style="italic" fo:font-weight="bold" fo:background-color="#666666" style:font-size-asian="13pt" style:font-style-asian="italic" style:font-weight-asian="bold" style:font-size-complex="13pt" style:font-style-complex="italic" style:font-weight-complex="bold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loext:graphic-properties draw:fill="none" draw:fill-color="#ffffff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P20" style:family="paragraph">
      <loext:graphic-properties draw:fill-color="#cccccc"/>
      <style:paragraph-properties fo:text-align="center"/>
    </style:style>
    <style:style style:name="P21" style:family="paragraph">
      <loext:graphic-properties draw:fill-color="#808080"/>
      <style:paragraph-properties fo:text-align="center"/>
    </style:style>
    <style:style style:name="P22" style:family="paragraph">
      <loext:graphic-properties draw:fill="none"/>
      <style:paragraph-properties fo:text-align="center"/>
      <style:text-properties style:font-name="Roboto Condensed" fo:font-size="20pt" fo:font-weight="bold" style:font-size-asian="20pt" style:font-weight-asian="bold" style:font-size-complex="20pt" style:font-weight-complex="bold"/>
    </style:style>
    <style:style style:name="P23" style:family="paragraph">
      <loext:graphic-properties draw:fill="solid" draw:fill-color="#cccccc"/>
      <style:paragraph-properties fo:text-align="center"/>
      <style:text-properties style:font-name="Roboto Condensed" fo:font-size="25pt" fo:font-weight="bold" style:font-size-asian="25pt" style:font-weight-asian="bold" style:font-size-complex="25pt" style:font-weight-complex="bold"/>
    </style:style>
    <style:style style:name="P24" style:family="paragraph">
      <loext:graphic-properties draw:fill="none" draw:fill-color="#cccccc"/>
      <style:paragraph-properties fo:text-align="center"/>
      <style:text-properties style:font-name="Roboto Condensed" fo:font-size="20pt" fo:font-weight="bold" style:font-size-asian="20pt" style:font-weight-asian="bold" style:font-size-complex="20pt" style:font-weight-complex="bold"/>
    </style:style>
    <style:style style:name="P25" style:family="paragraph">
      <loext:graphic-properties draw:fill="none"/>
      <style:text-properties fo:font-size="25pt" fo:font-weight="bold" style:font-size-asian="25pt" style:font-weight-asian="bold" style:font-size-complex="25pt" style:font-weight-complex="bold"/>
    </style:style>
    <style:style style:name="P26" style:family="paragraph">
      <loext:graphic-properties draw:fill="none"/>
    </style:style>
    <style:style style:name="P27" style:family="paragraph">
      <loext:graphic-properties draw:fill="none"/>
      <style:text-properties fo:font-weight="bold"/>
    </style:style>
    <style:style style:name="T1" style:family="text">
      <style:text-properties fo:color="#333333" style:font-name="Roboto Condensed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Roboto Condensed" fo:font-size="10pt" fo:font-weight="bold" style:font-weight-asian="bold" style:font-weight-complex="bold"/>
    </style:style>
    <style:style style:name="T3" style:family="text">
      <style:text-properties fo:font-size="10pt"/>
    </style:style>
    <style:style style:name="T4" style:family="text">
      <style:text-properties fo:color="#ff4000" style:font-name="Roboto Condensed" fo:font-size="10pt" fo:font-weight="bold" style:font-size-asian="15pt" style:font-weight-asian="bold" style:font-size-complex="15pt" style:font-weight-complex="bold"/>
    </style:style>
    <style:style style:name="T5" style:family="text">
      <style:text-properties fo:color="#ff4000" style:text-position="33% 58%" style:font-name="Roboto Condensed" fo:font-size="10pt" fo:font-weight="bold" style:font-size-asian="15pt" style:font-weight-asian="bold" style:font-size-complex="15pt" style:font-weight-complex="bold"/>
    </style:style>
    <style:style style:name="T6" style:family="text">
      <style:text-properties fo:color="#2a6099" style:font-name="Roboto Condensed" fo:font-size="10pt" fo:font-weight="bold" style:font-size-asian="15pt" style:font-weight-asian="bold" style:font-size-complex="15pt" style:font-weight-complex="bold"/>
    </style:style>
    <style:style style:name="T7" style:family="text">
      <style:text-properties fo:color="#2a6099" style:text-position="33% 58%" style:font-name="Roboto Condensed" fo:font-size="10pt" fo:font-weight="bold" style:font-size-asian="15pt" style:font-weight-asian="bold" style:font-size-complex="15pt" style:font-weight-complex="bold"/>
    </style:style>
    <style:style style:name="T8" style:family="text">
      <style:text-properties fo:color="#000000" style:font-name="Roboto Condensed" fo:font-size="13pt" fo:font-style="normal" fo:font-weight="bold" fo:background-color="transparent" style:font-size-asian="13pt" style:font-style-asian="normal" style:font-weight-asian="bold" style:font-size-complex="13pt" style:font-style-complex="normal" style:font-weight-complex="bold"/>
    </style:style>
    <style:style style:name="T9" style:family="text"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T10" style:family="text">
      <style:text-properties style:font-name="Roboto Condensed" fo:font-weight="bold" style:font-weight-asian="bold" style:font-weight-complex="bold"/>
    </style:style>
    <style:style style:name="T11" style:family="text">
      <style:text-properties style:font-name="Roboto Condensed" fo:font-size="15pt" fo:font-weight="bold" style:font-size-asian="15pt" style:font-weight-asian="bold" style:font-size-complex="15pt" style:font-weight-complex="bold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11pt" fo:font-style="normal" fo:text-shadow="none" style:text-underline-style="none" fo:font-weight="bold" style:letter-kerning="true" style:font-name-asian="Droid Sans Fallback" style:font-size-asian="11pt" style:font-style-asian="normal" style:font-weight-asian="bold" style:font-name-complex="Droid Sans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4000" style:text-outline="false" style:text-line-through-style="none" style:text-line-through-type="none" style:font-name="Roboto Condensed" fo:font-size="11pt" fo:font-style="normal" fo:text-shadow="none" style:text-underline-style="none" fo:font-weight="bold" style:letter-kerning="true" style:font-name-asian="Droid Sans Fallback" style:font-size-asian="11pt" style:font-style-asian="normal" style:font-weight-asian="bold" style:font-name-complex="Droid Sans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4000" style:text-outline="false" style:text-line-through-style="none" style:text-line-through-type="none" style:text-position="33% 58%" style:font-name="Roboto Condensed" fo:font-size="11pt" fo:font-style="normal" fo:text-shadow="none" style:text-underline-style="none" fo:font-weight="bold" style:letter-kerning="true" style:font-name-asian="Droid Sans Fallback" style:font-size-asian="11pt" style:font-style-asian="normal" style:font-weight-asian="bold" style:font-name-complex="Droid Sans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a6099" style:text-outline="false" style:text-line-through-style="none" style:text-line-through-type="none" style:font-name="Roboto Condensed" fo:font-size="11pt" fo:font-style="normal" fo:text-shadow="none" style:text-underline-style="none" fo:font-weight="bold" style:letter-kerning="true" style:font-name-asian="Droid Sans Fallback" style:font-size-asian="11pt" style:font-style-asian="normal" style:font-weight-asian="bold" style:font-name-complex="Droid Sans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2a6099" style:text-outline="false" style:text-line-through-style="none" style:text-line-through-type="none" style:text-position="33% 58%" style:font-name="Roboto Condensed" fo:font-size="11pt" fo:font-style="normal" fo:text-shadow="none" style:text-underline-style="none" fo:font-weight="bold" style:letter-kerning="true" style:font-name-asian="Droid Sans Fallback" style:font-size-asian="11pt" style:font-style-asian="normal" style:font-weight-asian="bold" style:font-name-complex="Droid Sans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 Condensed" fo:font-size="11pt" fo:font-style="normal" fo:text-shadow="none" style:text-underline-style="none" fo:font-weight="bold" style:letter-kerning="true" style:font-name-asian="Droid Sans Fallback" style:font-size-asian="11pt" style:font-style-asian="normal" style:font-weight-asian="bold" style:font-name-complex="Droid Sans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a933" style:text-outline="false" style:text-line-through-style="none" style:text-line-through-type="none" style:text-position="0% 100%" style:font-name="Roboto Condensed" fo:font-size="11pt" fo:font-style="normal" fo:text-shadow="none" style:text-underline-style="none" fo:font-weight="bold" style:letter-kerning="true" style:font-name-asian="Droid Sans Fallback" style:font-size-asian="11pt" style:font-style-asian="normal" style:font-weight-asian="bold" style:font-name-complex="Droid Sans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 Condensed" fo:font-size="11pt" fo:font-style="normal" fo:text-shadow="none" style:text-underline-style="none" fo:font-weight="bold" style:letter-kerning="true" style:font-name-asian="Droid Sans Fallback" style:font-size-asian="11pt" style:font-style-asian="normal" style:font-weight-asian="bold" style:font-name-complex="Droid Sans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4000" style:text-outline="false" style:text-line-through-style="none" style:text-line-through-type="none" style:text-position="0% 100%" style:font-name="Roboto Condensed" fo:font-size="11pt" fo:font-style="normal" fo:text-shadow="none" style:text-underline-style="none" fo:font-weight="bold" style:letter-kerning="true" style:font-name-asian="Droid Sans Fallback" style:font-size-asian="11pt" style:font-style-asian="normal" style:font-weight-asian="bold" style:font-name-complex="Droid Sans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2a6099" style:text-outline="false" style:text-line-through-style="none" style:text-line-through-type="none" style:text-position="0% 100%" style:font-name="Roboto Condensed" fo:font-size="11pt" fo:font-style="normal" fo:text-shadow="none" style:text-underline-style="none" fo:font-weight="bold" style:letter-kerning="true" style:font-name-asian="Droid Sans Fallback" style:font-size-asian="11pt" style:font-style-asian="normal" style:font-weight-asian="bold" style:font-name-complex="Droid Sans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eeeeee" style:font-name="Roboto Condensed" fo:font-size="13pt" fo:font-style="italic" fo:font-weight="bold" fo:background-color="#666666" style:font-size-asian="13pt" style:font-style-asian="italic" style:font-weight-asian="bold" style:font-size-complex="13pt" style:font-style-complex="italic" style:font-weight-complex="bold"/>
    </style:style>
    <style:style style:name="T23" style:family="text">
      <style:text-properties style:font-name="Roboto Condensed" fo:font-size="20pt" fo:font-weight="bold" style:font-size-asian="20pt" style:font-weight-asian="bold" style:font-size-complex="20pt" style:font-weight-complex="bold"/>
    </style:style>
    <style:style style:name="T24" style:family="text">
      <style:text-properties style:font-name="Roboto Condensed" fo:font-size="25pt" fo:font-weight="bold" style:font-size-asian="25pt" style:font-weight-asian="bold" style:font-size-complex="25pt" style:font-weight-complex="bold"/>
    </style:style>
    <style:style style:name="T25" style:family="text">
      <style:text-properties fo:color="#333333" style:font-name="Roboto Condensed" fo:font-size="25pt" fo:font-weight="bold" style:font-size-asian="25pt" style:font-weight-asian="bold" style:font-size-complex="2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696cm" svg:height="1.016cm" svg:x="0.325cm" svg:y="13.844cm">
          <text:p text:style-name="P1"><text:span text:style-name="T1">Step: 57</text:span></text:p>
          <draw:enhanced-geometry svg:viewBox="0 0 21600 21600" draw:path-stretchpoint-x="10800" draw:path-stretchpoint-y="10800" draw:text-areas="?f3 ?f4 ?f5 ?f6" draw:type="round-rectangle" draw:modifiers="6138.053097345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48cm" svg:height="1.659cm" svg:x="3.251cm" svg:y="0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5.969cm" svg:height="1.016cm" svg:x="9.225cm" svg:y="13.84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" draw:id="id1" draw:layer="layout" svg:width="0.576cm" svg:height="0.59cm" svg:x="23.634cm" svg:y="11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2" draw:id="id2" draw:layer="layout" svg:width="0.576cm" svg:height="0.591cm" svg:x="24.641cm" svg:y="11.69cm">
          <text:p text:style-name="P1"><text:span text:style-name="T2"/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6" draw:id="id6" draw:layer="layout" svg:width="0.576cm" svg:height="0.59cm" svg:x="25.456cm" svg:y="12.527cm">
          <text:p text:style-name="P1"><text:span text:style-name="T4">a</text:span><text:span text:style-name="T5">3</text:span><text:span text:style-name="T6">b</text:span><text:span text:style-name="T7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7" draw:id="id7" draw:layer="layout" svg:width="0.576cm" svg:height="0.59cm" svg:x="26.271cm" svg:y="11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4" draw:id="id4" draw:layer="layout" svg:width="0.576cm" svg:height="0.59cm" svg:x="25.313cm" svg:y="13.462cm">
          <text:p text:style-name="P1"><text:span text:style-name="T2"/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5" draw:id="id5" draw:layer="layout" svg:width="0.575cm" svg:height="0.591cm" svg:x="26.549cm" svg:y="13.166cm">
          <text:p text:style-name="P1"><text:span text:style-name="T2"/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0.288cm" svg:height="0.712cm" svg:x="23.388cm" svg:y="11.076cm">
          <draw:text-box>
            <text:p><text:span text:style-name="T2">0</text:span></text:p>
          </draw:text-box>
        </draw:frame>
        <draw:frame draw:style-name="gr8" draw:text-style-name="P6" draw:layer="layout" svg:width="0.288cm" svg:height="0.712cm" svg:x="23.368cm" svg:y="12.363cm">
          <draw:text-box>
            <text:p><text:span text:style-name="T2">1</text:span></text:p>
          </draw:text-box>
        </draw:frame>
        <draw:frame draw:style-name="gr8" draw:text-style-name="P6" draw:layer="layout" svg:width="0.288cm" svg:height="0.712cm" svg:x="24.938cm" svg:y="11.166cm">
          <draw:text-box>
            <text:p><text:span text:style-name="T2">2</text:span></text:p>
          </draw:text-box>
        </draw:frame>
        <draw:frame draw:style-name="gr8" draw:text-style-name="P6" draw:layer="layout" svg:width="0.289cm" svg:height="0.712cm" svg:x="25.11cm" svg:y="12.562cm">
          <draw:text-box>
            <text:p><text:span text:style-name="T2">3</text:span></text:p>
          </draw:text-box>
        </draw:frame>
        <draw:frame draw:style-name="gr8" draw:text-style-name="P6" draw:layer="layout" svg:width="0.288cm" svg:height="0.712cm" svg:x="25.136cm" svg:y="13.764cm">
          <draw:text-box>
            <text:p><text:span text:style-name="T2">4</text:span></text:p>
          </draw:text-box>
        </draw:frame>
        <draw:frame draw:style-name="gr8" draw:text-style-name="P6" draw:layer="layout" svg:width="0.287cm" svg:height="0.712cm" svg:x="26.831cm" svg:y="11.475cm">
          <draw:text-box>
            <text:p><text:span text:style-name="T2">5</text:span></text:p>
          </draw:text-box>
        </draw:frame>
        <draw:custom-shape draw:style-name="gr9" draw:text-style-name="P4" xml:id="id3" draw:id="id3" draw:layer="layout" svg:width="0.576cm" svg:height="0.591cm" svg:x="23.627cm" svg:y="12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line" svg:x1="24.21cm" svg:y1="11.444cm" svg:x2="24.725cm" svg:y2="11.776cm" draw:start-shape="id1" draw:start-glue-point="10" draw:end-shape="id2" draw:end-glue-point="5" svg:d="M24210 11444l515 332" svg:viewBox="0 0 516 333">
          <text:p/>
        </draw:connector>
        <draw:connector draw:style-name="gr10" draw:text-style-name="P7" draw:layer="layout" draw:type="line" svg:x1="24.126cm" svg:y1="11.653cm" svg:x2="24.119cm" svg:y2="12.514cm" draw:start-shape="id1" draw:start-glue-point="9" draw:end-shape="id3" draw:end-glue-point="11" svg:d="M24126 11653l-7 861" svg:viewBox="0 0 8 862">
          <text:p/>
        </draw:connector>
        <draw:connector draw:style-name="gr10" draw:text-style-name="P7" draw:layer="layout" draw:type="line" svg:x1="23.915cm" svg:y1="12.428cm" svg:x2="23.922cm" svg:y2="11.739cm" draw:start-shape="id3" draw:start-glue-point="4" draw:end-shape="id1" draw:end-glue-point="8" svg:d="M23915 12428l7-689" svg:viewBox="0 0 8 690">
          <text:p/>
        </draw:connector>
        <draw:connector draw:style-name="gr10" draw:text-style-name="P7" draw:layer="layout" draw:type="line" svg:x1="24.119cm" svg:y1="12.933cm" svg:x2="25.313cm" svg:y2="13.757cm" draw:start-shape="id3" draw:start-glue-point="9" draw:end-shape="id4" draw:end-glue-point="6" svg:d="M24119 12933l1194 824" svg:viewBox="0 0 1195 825">
          <text:p/>
        </draw:connector>
        <draw:connector draw:style-name="gr10" draw:text-style-name="P7" draw:layer="layout" draw:type="line" svg:x1="25.889cm" svg:y1="13.757cm" svg:x2="26.633cm" svg:y2="13.671cm" draw:start-shape="id4" draw:start-glue-point="10" draw:end-shape="id5" draw:end-glue-point="7" svg:d="M25889 13757l744-86" svg:viewBox="0 0 745 87">
          <text:p/>
        </draw:connector>
        <draw:connector draw:style-name="gr10" draw:text-style-name="P7" draw:layer="layout" draw:type="line" svg:x1="25.54cm" svg:y1="12.613cm" svg:x2="25.133cm" svg:y2="12.195cm" draw:start-shape="id6" draw:start-glue-point="5" draw:end-shape="id2" draw:end-glue-point="9" svg:d="M25540 12613l-407-418" svg:viewBox="0 0 408 419">
          <text:p/>
        </draw:connector>
        <draw:connector draw:style-name="gr10" draw:text-style-name="P7" draw:layer="layout" draw:type="line" svg:x1="24.203cm" svg:y1="12.724cm" svg:x2="24.725cm" svg:y2="12.195cm" draw:start-shape="id3" draw:start-glue-point="10" draw:end-shape="id2" draw:end-glue-point="7" svg:d="M24203 12724l522-529" svg:viewBox="0 0 523 530">
          <text:p/>
        </draw:connector>
        <draw:connector draw:style-name="gr10" draw:text-style-name="P7" draw:layer="layout" draw:type="line" svg:x1="25.217cm" svg:y1="11.986cm" svg:x2="26.271cm" svg:y2="12.084cm" draw:start-shape="id2" draw:start-glue-point="10" draw:end-shape="id7" draw:end-glue-point="6" svg:d="M25217 11986l1054 98" svg:viewBox="0 0 1055 99">
          <text:p/>
        </draw:connector>
        <draw:connector draw:style-name="gr10" draw:text-style-name="P7" draw:layer="layout" draw:type="line" svg:x1="26.355cm" svg:y1="12.293cm" svg:x2="25.948cm" svg:y2="12.613cm" draw:start-shape="id7" draw:start-glue-point="7" draw:end-shape="id6" draw:end-glue-point="11" svg:d="M26355 12293l-407 320" svg:viewBox="0 0 408 321">
          <text:p/>
        </draw:connector>
        <draw:connector draw:style-name="gr10" draw:text-style-name="P7" draw:layer="layout" draw:type="line" svg:x1="25.744cm" svg:y1="13.117cm" svg:x2="25.601cm" svg:y2="13.462cm" draw:start-shape="id6" draw:start-glue-point="8" draw:end-shape="id4" draw:end-glue-point="4" svg:d="M25744 13117l-143 345" svg:viewBox="0 0 144 346">
          <text:p/>
        </draw:connector>
        <draw:connector draw:style-name="gr10" draw:text-style-name="P7" draw:layer="layout" draw:type="line" svg:x1="25.948cm" svg:y1="13.031cm" svg:x2="26.549cm" svg:y2="13.462cm" draw:start-shape="id6" draw:start-glue-point="9" draw:end-shape="id5" draw:end-glue-point="6" svg:d="M25948 13031l601 431" svg:viewBox="0 0 602 432">
          <text:p/>
        </draw:connector>
        <draw:connector draw:style-name="gr10" draw:text-style-name="P7" draw:layer="layout" draw:type="line" svg:x1="26.837cm" svg:y1="13.166cm" svg:x2="26.763cm" svg:y2="12.293cm" draw:start-shape="id5" draw:start-glue-point="4" draw:end-shape="id7" draw:end-glue-point="9" svg:d="M26837 13166l-74-873" svg:viewBox="0 0 75 874">
          <text:p/>
        </draw:connector>
        <draw:frame draw:style-name="gr8" draw:text-style-name="P6" draw:layer="layout" svg:width="0.288cm" svg:height="0.712cm" svg:x="27.097cm" svg:y="13.262cm">
          <draw:text-box>
            <text:p><text:span text:style-name="T2">6</text:span></text:p>
          </draw:text-box>
        </draw:frame>
        <draw:custom-shape draw:style-name="gr11" draw:text-style-name="P3" draw:layer="layout" svg:width="27.686cm" svg:height="15.494cm" svg:x="0.127cm" svg:y="0.1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7.686cm" svg:height="0.635cm" svg:x="0.127cm" svg:y="0.127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.167cm" svg:height="0.852cm" svg:x="0.181cm" svg:y="0.037cm">
          <draw:text-box>
            <text:p><text:span text:style-name="T8">File</text:span></text:p>
          </draw:text-box>
        </draw:frame>
        <draw:frame draw:style-name="gr14" draw:text-style-name="P8" draw:layer="layout" svg:width="1.916cm" svg:height="0.852cm" svg:x="1.381cm" svg:y="0.037cm">
          <draw:text-box>
            <text:p><text:span text:style-name="T8">Options</text:span></text:p>
          </draw:text-box>
        </draw:frame>
        <draw:custom-shape draw:style-name="gr15" draw:text-style-name="P3" draw:layer="layout" svg:width="4.345cm" svg:height="6.307cm" svg:x="23.268cm" svg:y="0.9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381cm" svg:height="0.635cm" draw:transform="rotate (3.13548400120781) translate (10.203cm 14.68cm)">
          <text:p/>
          <draw:enhanced-geometry svg:viewBox="0 0 21600 21600" draw:mirror-horizontal="false" draw:mirror-vertical="false" draw:text-areas="0 0 21600 21600" draw:type="chevron" draw:modifiers="10178.010471204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7" draw:text-style-name="P10" draw:layer="layout" svg:width="4.345cm" svg:height="2.225cm" svg:x="23.268cm" svg:y="7.42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4.345cm" svg:height="0.701cm" svg:x="23.268cm" svg:y="7.427cm">
          <text:p text:style-name="P1"><text:span text:style-name="T9">Add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1.143cm" svg:height="1.143cm" svg:x="23.449cm" svg:y="8.309cm">
          <text:p text:style-name="P1"><text:span text:style-name="T10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0" draw:layer="layout" svg:x1="25.635cm" svg:y1="8.409cm" svg:x2="24.746cm" svg:y2="9.298cm">
          <text:p/>
        </draw:line>
        <draw:custom-shape draw:style-name="gr21" draw:text-style-name="P13" draw:layer="layout" svg:width="1.397cm" svg:height="1.016cm" svg:x="25.935cm" svg:y="8.382cm">
          <text:p text:style-name="P1"><text:span text:style-name="T11">Rule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4.345cm" svg:height="5.34cm" svg:x="23.268cm" svg:y="9.82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4.345cm" svg:height="0.701cm" svg:x="23.268cm" svg:y="9.827cm">
          <text:p text:style-name="P1"><text:span text:style-name="T9">Config 83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381cm" svg:height="0.635cm" svg:x="14.196cm" svg:y="14.043cm">
          <text:p/>
          <draw:enhanced-geometry svg:viewBox="0 0 21600 21600" draw:text-areas="0 0 21600 21600" draw:type="chevron" draw:modifiers="10178.010471204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3" draw:text-style-name="P14" draw:layer="layout" svg:width="4.345cm" svg:height="0.701cm" svg:x="23.268cm" svg:y="0.927cm">
          <text:p text:style-name="P1"><text:span text:style-name="T9">Used Rules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064cm" svg:height="0.701cm" svg:x="23.368cm" svg:y="1.827cm">
          <text:p text:style-name="P1"><text:span text:style-name="T12">R1: [</text:span><text:span text:style-name="T13">a</text:span><text:span text:style-name="T14">3</text:span><text:span text:style-name="T15">b</text:span><text:span text:style-name="T16">3</text:span><text:span text:style-name="T12">]</text:span><text:span text:style-name="T17">3</text:span><text:span text:style-name="T12"> → [</text:span><text:span text:style-name="T18">c</text:span><text:span text:style-name="T19">]</text:span><text:span text:style-name="T17">here</text:span><text:span text:style-name="T19">[</text:span><text:span text:style-name="T20">a</text:span><text:span text:style-name="T21">b</text:span><text:span text:style-name="T18">c</text:span><text:span text:style-name="T19">]</text:span><text:span text:style-name="T17">out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064cm" svg:height="0.701cm" svg:x="23.368cm" svg:y="2.627cm">
          <text:p text:style-name="P1"><text:span text:style-name="T12">R2: [</text:span><text:span text:style-name="T13">a</text:span><text:span text:style-name="T15">b</text:span><text:span text:style-name="T18">c</text:span><text:span text:style-name="T12">]</text:span><text:span text:style-name="T17">2</text:span><text:span text:style-name="T12"> → [</text:span><text:span text:style-name="T18">c</text:span><text:span text:style-name="T19">]</text:span><text:span text:style-name="T17">here</text:span><text:span text:style-name="T19">[</text:span><text:span text:style-name="T20">a</text:span><text:span text:style-name="T21">b</text:span><text:span text:style-name="T19">]</text:span><text:span text:style-name="T17">out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064cm" svg:height="0.701cm" svg:x="23.368cm" svg:y="3.427cm">
          <text:p text:style-name="P1"><text:span text:style-name="T12">R3: [</text:span><text:span text:style-name="T13">a</text:span><text:span text:style-name="T15">b</text:span><text:span text:style-name="T18">c</text:span><text:span text:style-name="T12">]</text:span><text:span text:style-name="T17">2</text:span><text:span text:style-name="T12"> → [</text:span><text:span text:style-name="T18">c</text:span><text:span text:style-name="T19">]</text:span><text:span text:style-name="T17">here</text:span><text:span text:style-name="T19">[</text:span><text:span text:style-name="T20">a</text:span><text:span text:style-name="T21">b</text:span><text:span text:style-name="T19">]</text:span><text:span text:style-name="T17">out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381cm" svg:height="0.635cm" svg:x="14.496cm" svg:y="14.043cm">
          <text:p/>
          <draw:enhanced-geometry svg:viewBox="0 0 21600 21600" draw:text-areas="0 0 21600 21600" draw:type="chevron" draw:modifiers="10178.010471204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6" draw:text-style-name="P9" draw:layer="layout" svg:width="0.381cm" svg:height="0.635cm" draw:transform="rotate (3.13548400120781) translate (9.904cm 14.681cm)">
          <text:p/>
          <draw:enhanced-geometry svg:viewBox="0 0 21600 21600" draw:mirror-horizontal="false" draw:mirror-vertical="false" draw:text-areas="0 0 21600 21600" draw:type="chevron" draw:modifiers="10178.010471204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6" draw:text-style-name="P9" draw:layer="layout" svg:width="0.381cm" svg:height="0.635cm" draw:transform="rotate (3.13548400120781) translate (11.204cm 14.681cm)">
          <text:p/>
          <draw:enhanced-geometry svg:viewBox="0 0 21600 21600" draw:mirror-horizontal="false" draw:mirror-vertical="false" draw:text-areas="0 0 21600 21600" draw:type="chevron" draw:modifiers="10178.010471204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6" draw:text-style-name="P9" draw:layer="layout" svg:width="0.381cm" svg:height="0.635cm" svg:x="13.196cm" svg:y="14.043cm">
          <text:p/>
          <draw:enhanced-geometry svg:viewBox="0 0 21600 21600" draw:text-areas="0 0 21600 21600" draw:type="chevron" draw:modifiers="10178.010471204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5" draw:text-style-name="P9" draw:layer="layout" svg:width="0.634cm" svg:height="0.378cm" draw:transform="rotate (-1.57515964992488) translate (12.419cm 14.02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2" draw:layer="layout" svg:width="2.413cm" svg:height="1.016cm" draw:transform="skewX (0.0010471975511966) rotate (0.00139626340159546) translate (20.202cm 13.889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6" draw:layer="layout" svg:width="0.635cm" svg:height="0.635cm" svg:x="21.699cm" svg:y="14.11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917.4311926605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6" draw:layer="layout" svg:width="0.589cm" svg:height="0.127cm" svg:x="20.456cm" svg:y="14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8" draw:layer="layout" svg:width="3.11cm" svg:height="0.852cm" svg:x="3.124cm" svg:y="0.799cm">
          <draw:text-box>
            <text:p><text:span text:style-name="T8">Single System</text:span></text:p>
          </draw:text-box>
        </draw:frame>
        <draw:frame draw:style-name="gr30" draw:text-style-name="P17" draw:layer="layout" svg:width="3.734cm" svg:height="0.852cm" svg:x="3.124cm" svg:y="1.599cm">
          <draw:text-box>
            <text:p><text:span text:style-name="T22">Computation Tree</text:span></text:p>
          </draw:text-box>
        </draw:frame>
        <draw:line draw:style-name="gr31" draw:text-style-name="P18" draw:layer="layout" svg:x1="3.378cm" svg:y1="1.551cm" svg:x2="6.604cm" svg:y2="1.524cm">
          <text:p/>
        </draw:line>
        <draw:frame draw:style-name="gr32" draw:text-style-name="P19" draw:layer="layout" svg:width="1.387cm" svg:height="0.852cm" svg:x="3.183cm" svg:y="0.037cm">
          <draw:text-box>
            <text:p><text:span text:style-name="T9">View</text:span></text:p>
          </draw:text-box>
        </draw:frame>
        <draw:custom-shape draw:style-name="gr33" draw:text-style-name="P20" draw:layer="layout" svg:width="0.508cm" svg:height="14.605cm" svg:x="22.674cm" svg:y="0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1" draw:layer="layout" svg:width="7.239cm" svg:height="0.25cm" draw:transform="rotate (-1.57184352434609) translate (23.06cm 4.57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0" draw:layer="layout" svg:width="0.508cm" svg:height="22.733cm" draw:transform="rotate (1.5695745963185) translate (0.381cm 15.5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1" draw:layer="layout" svg:width="7.239cm" svg:height="0.25cm" draw:transform="rotate (-0.00226892802759273) translate (8.594cm 15.1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2" xml:id="id8" draw:id="id8" draw:layer="layout" svg:width="3.175cm" svg:height="1.143cm" svg:x="0.843cm" svg:y="6.353cm">
          <text:p text:style-name="P1"><text:span text:style-name="T23">Config <text:s/>79</text:span></text:p>
          <draw:enhanced-geometry svg:viewBox="0 0 21600 21600" draw:type="rectangle" draw:enhanced-path="M 0 0 L 21600 0 21600 21600 0 21600 0 0 Z N"/>
        </draw:custom-shape>
        <draw:custom-shape draw:style-name="gr37" draw:text-style-name="P22" xml:id="id9" draw:id="id9" draw:layer="layout" svg:width="3.175cm" svg:height="1.143cm" svg:x="5.643cm" svg:y="6.353cm">
          <text:p text:style-name="P1"><text:span text:style-name="T23">Config <text:s/>81</text:span></text:p>
          <draw:enhanced-geometry svg:viewBox="0 0 21600 21600" draw:type="rectangle" draw:enhanced-path="M 0 0 L 21600 0 21600 21600 0 21600 0 0 Z N"/>
        </draw:custom-shape>
        <draw:custom-shape draw:style-name="gr37" draw:text-style-name="P22" xml:id="id10" draw:id="id10" draw:layer="layout" svg:width="3.175cm" svg:height="1.143cm" svg:x="5.643cm" svg:y="4.353cm">
          <text:p text:style-name="P1"><text:span text:style-name="T23">Config <text:s/>80</text:span></text:p>
          <draw:enhanced-geometry svg:viewBox="0 0 21600 21600" draw:type="rectangle" draw:enhanced-path="M 0 0 L 21600 0 21600 21600 0 21600 0 0 Z N"/>
        </draw:custom-shape>
        <draw:custom-shape draw:style-name="gr38" draw:text-style-name="P23" xml:id="id11" draw:id="id11" draw:layer="layout" svg:width="4.054cm" svg:height="1.37cm" svg:x="9.943cm" svg:y="6.223cm">
          <text:p text:style-name="P1"><text:span text:style-name="T24">Config <text:s/>83</text:span></text:p>
          <draw:enhanced-geometry svg:viewBox="0 0 21600 21600" draw:type="rectangle" draw:enhanced-path="M 0 0 L 21600 0 21600 21600 0 21600 0 0 Z N"/>
        </draw:custom-shape>
        <draw:custom-shape draw:style-name="gr37" draw:text-style-name="P22" xml:id="id12" draw:id="id12" draw:layer="layout" svg:width="3.175cm" svg:height="1.143cm" svg:x="10.343cm" svg:y="8.653cm">
          <text:p text:style-name="P1"><text:span text:style-name="T23">Config <text:s/>82</text:span></text:p>
          <draw:enhanced-geometry svg:viewBox="0 0 21600 21600" draw:type="rectangle" draw:enhanced-path="M 0 0 L 21600 0 21600 21600 0 21600 0 0 Z N"/>
        </draw:custom-shape>
        <draw:custom-shape draw:style-name="gr39" draw:text-style-name="P24" xml:id="id14" draw:id="id14" draw:layer="layout" svg:width="3.175cm" svg:height="1.143cm" svg:x="15.043cm" svg:y="6.353cm">
          <text:p text:style-name="P1"><text:span text:style-name="T23">Config <text:s/>84</text:span></text:p>
          <draw:enhanced-geometry svg:viewBox="0 0 21600 21600" draw:type="rectangle" draw:enhanced-path="M 0 0 L 21600 0 21600 21600 0 21600 0 0 Z N"/>
        </draw:custom-shape>
        <draw:custom-shape draw:style-name="gr37" draw:text-style-name="P22" xml:id="id13" draw:id="id13" draw:layer="layout" svg:width="3.175cm" svg:height="1.143cm" svg:x="15.043cm" svg:y="8.653cm">
          <text:p text:style-name="P1"><text:span text:style-name="T23">Config <text:s/>85</text:span></text:p>
          <draw:enhanced-geometry svg:viewBox="0 0 21600 21600" draw:type="rectangle" draw:enhanced-path="M 0 0 L 21600 0 21600 21600 0 21600 0 0 Z N"/>
        </draw:custom-shape>
        <draw:custom-shape draw:style-name="gr40" draw:text-style-name="P24" xml:id="id15" draw:id="id15" draw:layer="layout" svg:width="3.175cm" svg:height="1.119cm" svg:x="19.343cm" svg:y="6.377cm">
          <text:p text:style-name="P1"><text:span text:style-name="T23">Config <text:s/>86</text:span></text:p>
          <draw:enhanced-geometry svg:viewBox="0 0 21600 21600" draw:type="rectangle" draw:enhanced-path="M 0 0 L 21600 0 21600 21600 0 21600 0 0 Z N"/>
        </draw:custom-shape>
        <draw:connector draw:style-name="gr41" draw:text-style-name="P18" draw:layer="layout" draw:type="line" svg:x1="4.018cm" svg:y1="6.924cm" svg:x2="5.643cm" svg:y2="6.924cm" draw:start-shape="id8" draw:start-glue-point="1" draw:end-shape="id9" draw:end-glue-point="3" svg:d="M4018 6924h1625" svg:viewBox="0 0 1626 1">
          <text:p/>
        </draw:connector>
        <draw:connector draw:style-name="gr41" draw:text-style-name="P18" draw:layer="layout" draw:type="line" svg:x1="4.018cm" svg:y1="6.924cm" svg:x2="5.643cm" svg:y2="4.924cm" draw:start-shape="id8" draw:start-glue-point="1" draw:end-shape="id10" draw:end-glue-point="3" svg:d="M4018 6924l1625-2000" svg:viewBox="0 0 1626 2001">
          <text:p/>
        </draw:connector>
        <draw:connector draw:style-name="gr42" draw:text-style-name="P18" draw:layer="layout" draw:type="line" svg:x1="8.818cm" svg:y1="6.924cm" svg:x2="9.943cm" svg:y2="6.908cm" draw:start-shape="id9" draw:start-glue-point="1" draw:end-shape="id11" draw:end-glue-point="3" svg:d="M8818 6924l1125-16" svg:viewBox="0 0 1126 17">
          <text:p/>
        </draw:connector>
        <draw:connector draw:style-name="gr41" draw:text-style-name="P18" draw:layer="layout" draw:type="line" svg:x1="8.818cm" svg:y1="6.924cm" svg:x2="10.343cm" svg:y2="9.224cm" draw:start-shape="id9" draw:start-glue-point="1" draw:end-shape="id12" draw:end-glue-point="3" svg:d="M8818 6924l1525 2300" svg:viewBox="0 0 1526 2301">
          <text:p/>
        </draw:connector>
        <draw:connector draw:style-name="gr41" draw:text-style-name="P18" draw:layer="layout" draw:type="line" svg:x1="13.518cm" svg:y1="9.224cm" svg:x2="15.043cm" svg:y2="9.224cm" draw:start-shape="id12" draw:start-glue-point="1" draw:end-shape="id13" draw:end-glue-point="3" svg:d="M13518 9224h1525" svg:viewBox="0 0 1526 1">
          <text:p/>
        </draw:connector>
        <draw:connector draw:style-name="gr41" draw:text-style-name="P18" draw:layer="layout" draw:type="line" svg:x1="13.997cm" svg:y1="6.908cm" svg:x2="15.043cm" svg:y2="6.924cm" draw:start-shape="id11" draw:start-glue-point="1" draw:end-shape="id14" svg:d="M13997 6908l1046 16" svg:viewBox="0 0 1047 17">
          <text:p/>
        </draw:connector>
        <draw:connector draw:style-name="gr41" draw:text-style-name="P18" draw:layer="layout" draw:type="line" svg:x1="18.218cm" svg:y1="6.924cm" svg:x2="19.343cm" svg:y2="6.936cm" draw:start-shape="id14" draw:start-glue-point="1" draw:end-shape="id15" draw:end-glue-point="3" svg:d="M18218 6924l1125 12" svg:viewBox="0 0 1126 13">
          <text:p/>
        </draw:connector>
        <draw:connector draw:style-name="gr43" draw:text-style-name="P18" draw:layer="layout" draw:type="line" svg:x1="0.843cm" svg:y1="6.924cm" svg:x2="0.219cm" svg:y2="6.924cm" draw:start-shape="id8" draw:start-glue-point="3" svg:d="M843 6924h-624" svg:viewBox="0 0 625 1">
          <text:p/>
        </draw:connector>
        <draw:line draw:style-name="gr44" draw:text-style-name="P18" draw:layer="layout" svg:x1="0.635cm" svg:y1="11.322cm" svg:x2="22.352cm" svg:y2="11.322cm">
          <text:p/>
        </draw:line>
        <draw:frame draw:style-name="gr45" draw:text-style-name="P25" draw:layer="layout" svg:width="1.651cm" svg:height="1.411cm" svg:x="11.33cm" svg:y="11.262cm">
          <draw:text-box>
            <text:p><text:span text:style-name="T25">57</text:span></text:p>
          </draw:text-box>
        </draw:frame>
        <draw:frame draw:style-name="gr46" draw:text-style-name="P26" draw:layer="layout" svg:width="1.213cm" svg:height="1.184cm" svg:x="16.131cm" svg:y="11.262cm">
          <draw:text-box>
            <text:p><text:span text:style-name="T1">58</text:span></text:p>
          </draw:text-box>
        </draw:frame>
        <draw:frame draw:style-name="gr46" draw:text-style-name="P26" draw:layer="layout" svg:width="1.213cm" svg:height="1.184cm" svg:x="20.132cm" svg:y="11.262cm">
          <draw:text-box>
            <text:p><text:span text:style-name="T1">59</text:span></text:p>
          </draw:text-box>
        </draw:frame>
        <draw:frame draw:style-name="gr46" draw:text-style-name="P27" draw:layer="layout" svg:width="1.213cm" svg:height="1.184cm" svg:x="6.531cm" svg:y="11.262cm">
          <draw:text-box>
            <text:p><text:span text:style-name="T1">56</text:span></text:p>
          </draw:text-box>
        </draw:frame>
        <draw:frame draw:style-name="gr46" draw:text-style-name="P27" draw:layer="layout" svg:width="1.213cm" svg:height="1.184cm" svg:x="1.632cm" svg:y="11.262cm">
          <draw:text-box>
            <text:p><text:span text:style-name="T1">55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1" svg:font-family="'DejaVu Sans'" style:font-pitch="variable"/>
    <style:font-face style:name="Roboto Condensed" svg:font-family="'Roboto Condensed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30T10:46:55.113816557</meta:creation-date>
    <meta:generator>LibreOffice/6.3.3.2.0$Linux_X86_64 LibreOffice_project/30$Build-2</meta:generator>
    <dc:date>2019-11-30T15:11:28.355603240</dc:date>
    <meta:editing-duration>PT4H22M3S</meta:editing-duration>
    <meta:editing-cycles>41</meta:editing-cycles>
    <meta:document-statistic meta:object-count="85"/>
  </office:meta>
</office:document-meta>
</file>